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/>
    <style:style style:name="P3" style:parent-style-name="Standard" style:family="paragraph"/>
    <style:style style:name="P4" style:parent-style-name="Standard" style:family="paragraph"/>
    <style:style style:name="P5" style:parent-style-name="Standard" style:family="paragraph"/>
    <style:style style:name="P6" style:parent-style-name="Standard" style:family="paragraph"/>
    <style:style style:name="P7" style:parent-style-name="Standard" style:family="paragraph"/>
    <style:style style:name="P8" style:parent-style-name="Standard" style:family="paragraph"/>
    <style:style style:name="T9" style:parent-style-name="DefaultParagraphFont" style:family="text">
      <style:text-properties style:font-name="Calibri" style:font-name-complex="Calibri"/>
    </style:style>
    <style:style style:name="T10" style:parent-style-name="DefaultParagraphFont" style:family="text">
      <style:text-properties style:font-name="Calibri" style:font-name-complex="Calibri"/>
    </style:style>
    <style:style style:name="T11" style:parent-style-name="DefaultParagraphFont" style:family="text">
      <style:text-properties style:font-name="Calibri" style:font-name-complex="Calibri"/>
    </style:style>
    <style:style style:name="P12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language="hr" fo:country="HR" style:language-asian="hr" style:country-asian="HR" style:language-complex="ar" style:country-complex="SA" fo:hyphenate="true"/>
    </style:style>
    <style:style style:name="P13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 fo:hyphenate="true"/>
    </style:style>
    <style:style style:name="P14" style:parent-style-name="Normal" style:family="paragraph">
      <style:paragraph-properties style:vertical-align="auto" fo:margin-top="0.0694in" fo:margin-bottom="0.0694in"/>
      <style:text-properties fo:hyphenate="true"/>
    </style:style>
    <style:style style:name="T1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language="hr" fo:country="HR" style:language-asian="hr" style:country-asian="HR" style:language-complex="ar" style:country-complex="SA"/>
    </style:style>
    <style:style style:name="T16" style:parent-style-name="DefaultParagraphFont" style:family="text"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/>
    </style:style>
    <style:style style:name="P17" style:parent-style-name="Normal" style:family="paragraph">
      <style:paragraph-properties style:vertical-align="auto" fo:margin-top="0.0694in" fo:margin-bottom="0.0694in"/>
      <style:text-properties fo:hyphenate="true"/>
    </style:style>
    <style:style style:name="T1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language="hr" fo:country="HR" style:language-asian="hr" style:country-asian="HR" style:language-complex="ar" style:country-complex="SA"/>
    </style:style>
    <style:style style:name="T19" style:parent-style-name="DefaultParagraphFont" style:family="text"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/>
    </style:style>
    <style:style style:name="P20" style:parent-style-name="Normal" style:family="paragraph">
      <style:paragraph-properties style:vertical-align="auto" fo:margin-top="0.0694in" fo:margin-bottom="0.0694in"/>
      <style:text-properties fo:hyphenate="true"/>
    </style:style>
    <style:style style:name="T2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language="hr" fo:country="HR" style:language-asian="hr" style:country-asian="HR" style:language-complex="ar" style:country-complex="SA"/>
    </style:style>
    <style:style style:name="T22" style:parent-style-name="DefaultParagraphFont" style:family="text"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/>
    </style:style>
    <style:style style:name="P23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language="hr" fo:country="HR" style:language-asian="hr" style:country-asian="HR" style:language-complex="ar" style:country-complex="SA" fo:hyphenate="true"/>
    </style:style>
    <style:style style:name="P24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language="hr" fo:country="HR" style:language-asian="hr" style:country-asian="HR" style:language-complex="ar" style:country-complex="SA" fo:hyphenate="true"/>
    </style:style>
    <style:style style:name="P25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 fo:hyphenate="true"/>
    </style:style>
    <style:style style:name="P26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 fo:hyphenate="true"/>
    </style:style>
    <style:style style:name="P27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 fo:hyphenate="true"/>
    </style:style>
    <style:style style:name="P28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language="hr" fo:country="HR" style:language-asian="hr" style:country-asian="HR" style:language-complex="ar" style:country-complex="SA" fo:hyphenate="true"/>
    </style:style>
    <style:style style:name="P29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 fo:hyphenate="true"/>
    </style:style>
    <style:style style:name="P30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 fo:hyphenate="true"/>
    </style:style>
    <style:style style:name="P31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 fo:hyphenate="true"/>
    </style:style>
    <style:style style:name="P32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 fo:hyphenate="true"/>
    </style:style>
    <style:style style:name="P33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 fo:hyphenate="true"/>
    </style:style>
    <style:style style:name="P34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 fo:hyphenate="true"/>
    </style:style>
    <style:style style:name="P35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 fo:hyphenate="true"/>
    </style:style>
    <style:style style:name="P36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 fo:hyphenate="true"/>
    </style:style>
    <style:style style:name="P37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language="hr" fo:country="HR" style:language-asian="hr" style:country-asian="HR" style:language-complex="ar" style:country-complex="SA" fo:hyphenate="true"/>
    </style:style>
    <style:style style:name="P38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 fo:hyphenate="true"/>
    </style:style>
    <style:style style:name="P39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 fo:hyphenate="true"/>
    </style:style>
    <style:style style:name="P40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language="hr" fo:country="HR" style:language-asian="hr" style:country-asian="HR" style:language-complex="ar" style:country-complex="SA" fo:hyphenate="true"/>
    </style:style>
    <style:style style:name="P41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language="hr" fo:country="HR" style:language-asian="hr" style:country-asian="HR" style:language-complex="ar" style:country-complex="SA" fo:hyphenate="true"/>
    </style:style>
    <style:style style:name="P42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 fo:hyphenate="true"/>
    </style:style>
    <style:style style:name="P43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 fo:hyphenate="true"/>
    </style:style>
    <style:style style:name="P44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 fo:hyphenate="true"/>
    </style:style>
    <style:style style:name="P45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language="hr" fo:country="HR" style:language-asian="hr" style:country-asian="HR" style:language-complex="ar" style:country-complex="SA" fo:hyphenate="true"/>
    </style:style>
    <style:style style:name="P46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 fo:hyphenate="true"/>
    </style:style>
    <style:style style:name="P47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 fo:hyphenate="true"/>
    </style:style>
    <style:style style:name="P48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 fo:hyphenate="true"/>
    </style:style>
    <style:style style:name="P49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 fo:hyphenate="true"/>
    </style:style>
    <style:style style:name="P50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 fo:hyphenate="true"/>
    </style:style>
    <style:style style:name="P51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 fo:hyphenate="true"/>
    </style:style>
    <style:style style:name="P52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language="hr" fo:country="HR" style:language-asian="hr" style:country-asian="HR" style:language-complex="ar" style:country-complex="SA" fo:hyphenate="true"/>
    </style:style>
    <style:style style:name="P53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 fo:hyphenate="true"/>
    </style:style>
    <style:style style:name="P54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 fo:hyphenate="true"/>
    </style:style>
    <style:style style:name="P55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 fo:hyphenate="true"/>
    </style:style>
    <style:style style:name="P56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 fo:hyphenate="true"/>
    </style:style>
    <style:style style:name="P57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 fo:hyphenate="true"/>
    </style:style>
    <style:style style:name="P58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language="hr" fo:country="HR" style:language-asian="hr" style:country-asian="HR" style:language-complex="ar" style:country-complex="SA" fo:hyphenate="true"/>
    </style:style>
    <style:style style:name="P59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 fo:hyphenate="true"/>
    </style:style>
    <style:style style:name="P60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 fo:hyphenate="true"/>
    </style:style>
    <style:style style:name="P61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 fo:hyphenate="true"/>
    </style:style>
    <style:style style:name="P62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 fo:hyphenate="true"/>
    </style:style>
    <style:style style:name="P63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language="hr" fo:country="HR" style:language-asian="hr" style:country-asian="HR" style:language-complex="ar" style:country-complex="SA" fo:hyphenate="true"/>
    </style:style>
    <style:style style:name="P64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 fo:hyphenate="true"/>
    </style:style>
    <style:style style:name="P65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 fo:hyphenate="true"/>
    </style:style>
    <style:style style:name="P66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 fo:hyphenate="true"/>
    </style:style>
    <style:style style:name="P67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 fo:hyphenate="true"/>
    </style:style>
    <style:style style:name="P68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fo:language="hr" fo:country="HR" style:language-asian="hr" style:country-asian="HR" style:language-complex="ar" style:country-complex="SA" fo:hyphenate="true"/>
    </style:style>
    <style:style style:name="P69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 fo:hyphenate="true"/>
    </style:style>
    <style:style style:name="P70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fo:language="hr" fo:country="HR" style:language-asian="hr" style:country-asian="HR" style:language-complex="ar" style:country-complex="SA" fo:hyphenate="true"/>
    </style:style>
    <style:style style:name="P71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fo:language="hr" fo:country="HR" style:language-asian="hr" style:country-asian="HR" style:language-complex="ar" style:country-complex="SA" fo:hyphenate="true"/>
    </style:style>
    <style:style style:name="P72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fo:language="hr" fo:country="HR" style:language-asian="hr" style:country-asian="HR" style:language-complex="ar" style:country-complex="SA" fo:hyphenate="true"/>
    </style:style>
    <style:style style:name="P73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fo:language="hr" fo:country="HR" style:language-asian="hr" style:country-asian="HR" style:language-complex="ar" style:country-complex="SA" fo:hyphenate="true"/>
    </style:style>
    <style:style style:name="P74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fo:language="hr" fo:country="HR" style:language-asian="hr" style:country-asian="HR" style:language-complex="ar" style:country-complex="SA" fo:hyphenate="true"/>
    </style:style>
    <style:style style:name="P75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fo:language="hr" fo:country="HR" style:language-asian="hr" style:country-asian="HR" style:language-complex="ar" style:country-complex="SA" fo:hyphenate="true"/>
    </style:style>
    <style:style style:name="P76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fo:language="hr" fo:country="HR" style:language-asian="hr" style:country-asian="HR" style:language-complex="ar" style:country-complex="SA" fo:hyphenate="true"/>
    </style:style>
    <style:style style:name="P77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fo:language="hr" fo:country="HR" style:language-asian="hr" style:country-asian="HR" style:language-complex="ar" style:country-complex="SA" fo:hyphenate="true"/>
    </style:style>
    <style:style style:name="P78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fo:language="hr" fo:country="HR" style:language-asian="hr" style:country-asian="HR" style:language-complex="ar" style:country-complex="SA" fo:hyphenate="true"/>
    </style:style>
    <style:style style:name="P79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language="hr" fo:country="HR" style:language-asian="hr" style:country-asian="HR" style:language-complex="ar" style:country-complex="SA" fo:hyphenate="true"/>
    </style:style>
    <style:style style:name="P80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 fo:hyphenate="true"/>
    </style:style>
    <style:style style:name="P81" style:parent-style-name="Normal" style:family="paragraph">
      <style:paragraph-properties style:vertical-align="auto" fo:margin-top="0.0694in" fo:margin-bottom="0.0694in"/>
      <style:text-properties fo:hyphenate="true"/>
    </style:style>
    <style:style style:name="T82" style:parent-style-name="DefaultParagraphFont" style:family="text"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/>
    </style:style>
    <style:style style:name="T83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hr" fo:country="HR" style:language-asian="hr" style:country-asian="HR" style:language-complex="ar" style:country-complex="SA"/>
    </style:style>
    <style:style style:name="T84" style:parent-style-name="DefaultParagraphFont" style:family="text"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/>
    </style:style>
    <style:style style:name="P85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 fo:hyphenate="true"/>
    </style:style>
    <style:style style:name="P86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 fo:hyphenate="true"/>
    </style:style>
    <style:style style:name="P87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 fo:hyphenate="true"/>
    </style:style>
    <style:style style:name="P88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 fo:hyphenate="true"/>
    </style:style>
    <style:style style:name="P89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 fo:hyphenate="true"/>
    </style:style>
    <style:style style:name="P90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 fo:hyphenate="true"/>
    </style:style>
    <style:style style:name="P91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 fo:hyphenate="true"/>
    </style:style>
    <style:style style:name="P92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language="hr" fo:country="HR" style:language-asian="hr" style:country-asian="HR" style:language-complex="ar" style:country-complex="SA" fo:hyphenate="true"/>
    </style:style>
    <style:style style:name="P93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 fo:hyphenate="true"/>
    </style:style>
    <style:style style:name="P94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 fo:hyphenate="true"/>
    </style:style>
    <style:style style:name="P95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 fo:hyphenate="true"/>
    </style:style>
    <style:style style:name="P96" style:parent-style-name="Normal" style:family="paragraph">
      <style:paragraph-properties style:vertical-align="auto" fo:margin-top="0.0694in" fo:margin-bottom="0.0694in"/>
      <style:text-properties fo:hyphenate="true"/>
    </style:style>
    <style:style style:name="T97" style:parent-style-name="DefaultParagraphFont" style:family="text"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/>
    </style:style>
    <style:style style:name="T98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hr" fo:country="HR" style:language-asian="hr" style:country-asian="HR" style:language-complex="ar" style:country-complex="SA"/>
    </style:style>
    <style:style style:name="T99" style:parent-style-name="DefaultParagraphFont" style:family="text"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/>
    </style:style>
    <style:style style:name="P100" style:parent-style-name="Normal" style:family="paragraph">
      <style:paragraph-properties style:vertical-align="auto" fo:margin-top="0.0694in" fo:margin-bottom="0.0694in"/>
      <style:text-properties fo:hyphenate="true"/>
    </style:style>
    <style:style style:name="T101" style:parent-style-name="DefaultParagraphFont" style:family="text"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/>
    </style:style>
    <style:style style:name="T102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hr" fo:country="HR" style:language-asian="hr" style:country-asian="HR" style:language-complex="ar" style:country-complex="SA"/>
    </style:style>
    <style:style style:name="T103" style:parent-style-name="DefaultParagraphFont" style:family="text"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/>
    </style:style>
    <style:style style:name="P104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 fo:hyphenate="true"/>
    </style:style>
    <style:style style:name="P105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 fo:hyphenate="true"/>
    </style:style>
    <style:style style:name="P106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 fo:hyphenate="true"/>
    </style:style>
    <style:style style:name="P107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language="hr" fo:country="HR" style:language-asian="hr" style:country-asian="HR" style:language-complex="ar" style:country-complex="SA" fo:hyphenate="true"/>
    </style:style>
    <style:style style:name="P108" style:parent-style-name="Normal" style:family="paragraph">
      <style:paragraph-properties style:vertical-align="auto" fo:margin-top="0.0694in" fo:margin-bottom="0.0694in"/>
      <style:text-properties fo:hyphenate="true"/>
    </style:style>
    <style:style style:name="T109" style:parent-style-name="DefaultParagraphFont" style:family="text"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/>
    </style:style>
    <style:style style:name="T110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hr" fo:country="HR" style:language-asian="hr" style:country-asian="HR" style:language-complex="ar" style:country-complex="SA"/>
    </style:style>
    <style:style style:name="T111" style:parent-style-name="DefaultParagraphFont" style:family="text"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/>
    </style:style>
    <style:style style:name="P112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 fo:hyphenate="true"/>
    </style:style>
    <style:style style:name="P113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 fo:hyphenate="true"/>
    </style:style>
    <style:style style:name="P114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 fo:hyphenate="true"/>
    </style:style>
    <style:style style:name="P115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 fo:hyphenate="true"/>
    </style:style>
    <style:style style:name="P116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 fo:hyphenate="true"/>
    </style:style>
    <style:style style:name="P117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language="hr" fo:country="HR" style:language-asian="hr" style:country-asian="HR" style:language-complex="ar" style:country-complex="SA" fo:hyphenate="true"/>
    </style:style>
    <style:style style:name="P118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 fo:hyphenate="true"/>
    </style:style>
    <style:style style:name="P119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 fo:hyphenate="true"/>
    </style:style>
    <style:style style:name="P120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 fo:hyphenate="true"/>
    </style:style>
    <style:style style:name="P121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 fo:hyphenate="true"/>
    </style:style>
    <style:style style:name="P122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 fo:hyphenate="true"/>
    </style:style>
    <style:style style:name="P123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language="hr" fo:country="HR" style:language-asian="hr" style:country-asian="HR" style:language-complex="ar" style:country-complex="SA" fo:hyphenate="true"/>
    </style:style>
    <style:style style:name="P124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 fo:hyphenate="true"/>
    </style:style>
    <style:style style:name="P125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 fo:hyphenate="true"/>
    </style:style>
    <style:style style:name="P126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 fo:hyphenate="true"/>
    </style:style>
    <style:style style:name="P127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language="hr" fo:country="HR" style:language-asian="hr" style:country-asian="HR" style:language-complex="ar" style:country-complex="SA" fo:hyphenate="true"/>
    </style:style>
    <style:style style:name="P128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 fo:hyphenate="true"/>
    </style:style>
    <style:style style:name="P129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 fo:hyphenate="true"/>
    </style:style>
    <style:style style:name="P130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 fo:hyphenate="true"/>
    </style:style>
    <style:style style:name="P131" style:parent-style-name="Normal" style:family="paragraph">
      <style:paragraph-properties style:vertical-align="auto" fo:margin-top="0.0694in" fo:margin-bottom="0.0694in"/>
      <style:text-properties fo:hyphenate="true"/>
    </style:style>
    <style:style style:name="T13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language="hr" fo:country="HR" style:language-asian="hr" style:country-asian="HR" style:language-complex="ar" style:country-complex="SA"/>
    </style:style>
    <style:style style:name="T133" style:parent-style-name="DefaultParagraphFont" style:family="text"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/>
    </style:style>
    <style:style style:name="P134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fo:language="hr" fo:country="HR" style:language-asian="hr" style:country-asian="HR" style:language-complex="ar" style:country-complex="SA" fo:hyphenate="true"/>
    </style:style>
    <style:style style:name="P135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fo:language="hr" fo:country="HR" style:language-asian="hr" style:country-asian="HR" style:language-complex="ar" style:country-complex="SA" fo:hyphenate="true"/>
    </style:style>
    <style:style style:name="P136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fo:language="hr" fo:country="HR" style:language-asian="hr" style:country-asian="HR" style:language-complex="ar" style:country-complex="SA" fo:hyphenate="true"/>
    </style:style>
    <style:style style:name="P137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fo:language="hr" fo:country="HR" style:language-asian="hr" style:country-asian="HR" style:language-complex="ar" style:country-complex="SA" fo:hyphenate="true"/>
    </style:style>
    <style:style style:name="P138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fo:language="hr" fo:country="HR" style:language-asian="hr" style:country-asian="HR" style:language-complex="ar" style:country-complex="SA" fo:hyphenate="true"/>
    </style:style>
    <style:style style:name="P139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fo:language="hr" fo:country="HR" style:language-asian="hr" style:country-asian="HR" style:language-complex="ar" style:country-complex="SA" fo:hyphenate="true"/>
    </style:style>
    <style:style style:name="P140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fo:language="hr" fo:country="HR" style:language-asian="hr" style:country-asian="HR" style:language-complex="ar" style:country-complex="SA" fo:hyphenate="true"/>
    </style:style>
    <style:style style:name="P141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fo:language="hr" fo:country="HR" style:language-asian="hr" style:country-asian="HR" style:language-complex="ar" style:country-complex="SA" fo:hyphenate="true"/>
    </style:style>
    <style:style style:name="P142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fo:language="hr" fo:country="HR" style:language-asian="hr" style:country-asian="HR" style:language-complex="ar" style:country-complex="SA" fo:hyphenate="true"/>
    </style:style>
    <style:style style:name="P143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fo:language="hr" fo:country="HR" style:language-asian="hr" style:country-asian="HR" style:language-complex="ar" style:country-complex="SA" fo:hyphenate="true"/>
    </style:style>
    <style:style style:name="P144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fo:language="hr" fo:country="HR" style:language-asian="hr" style:country-asian="HR" style:language-complex="ar" style:country-complex="SA" fo:hyphenate="true"/>
    </style:style>
    <style:style style:name="P145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fo:language="hr" fo:country="HR" style:language-asian="hr" style:country-asian="HR" style:language-complex="ar" style:country-complex="SA" fo:hyphenate="true"/>
    </style:style>
    <style:style style:name="P146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fo:language="hr" fo:country="HR" style:language-asian="hr" style:country-asian="HR" style:language-complex="ar" style:country-complex="SA" fo:hyphenate="true"/>
    </style:style>
    <style:style style:name="P147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fo:language="hr" fo:country="HR" style:language-asian="hr" style:country-asian="HR" style:language-complex="ar" style:country-complex="SA" fo:hyphenate="true"/>
    </style:style>
    <style:style style:name="P148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fo:language="hr" fo:country="HR" style:language-asian="hr" style:country-asian="HR" style:language-complex="ar" style:country-complex="SA" fo:hyphenate="true"/>
    </style:style>
    <style:style style:name="P149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language="hr" fo:country="HR" style:language-asian="hr" style:country-asian="HR" style:language-complex="ar" style:country-complex="SA" fo:hyphenate="true"/>
    </style:style>
    <style:style style:name="P150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 fo:hyphenate="true"/>
    </style:style>
    <style:style style:name="P151" style:parent-style-name="Normal" style:family="paragraph">
      <style:paragraph-properties style:vertical-align="auto" fo:margin-top="0.0694in" fo:margin-bottom="0.0694in"/>
      <style:text-properties fo:hyphenate="true"/>
    </style:style>
    <style:style style:name="T152" style:parent-style-name="DefaultParagraphFont" style:family="text"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/>
    </style:style>
    <style:style style:name="T153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hr" fo:country="HR" style:language-asian="hr" style:country-asian="HR" style:language-complex="ar" style:country-complex="SA"/>
    </style:style>
    <style:style style:name="T154" style:parent-style-name="DefaultParagraphFont" style:family="text"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/>
    </style:style>
    <style:style style:name="P155" style:parent-style-name="Normal" style:family="paragraph">
      <style:paragraph-properties style:vertical-align="auto" fo:margin-top="0.0694in" fo:margin-bottom="0.0694in"/>
      <style:text-properties fo:hyphenate="true"/>
    </style:style>
    <style:style style:name="T156" style:parent-style-name="DefaultParagraphFont" style:family="text"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/>
    </style:style>
    <style:style style:name="T157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hr" fo:country="HR" style:language-asian="hr" style:country-asian="HR" style:language-complex="ar" style:country-complex="SA"/>
    </style:style>
    <style:style style:name="T158" style:parent-style-name="DefaultParagraphFont" style:family="text"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/>
    </style:style>
    <style:style style:name="P159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 fo:hyphenate="true"/>
    </style:style>
    <style:style style:name="P160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 fo:hyphenate="true"/>
    </style:style>
    <style:style style:name="P161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language="hr" fo:country="HR" style:language-asian="hr" style:country-asian="HR" style:language-complex="ar" style:country-complex="SA" fo:hyphenate="true"/>
    </style:style>
    <style:style style:name="P162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 fo:hyphenate="true"/>
    </style:style>
    <style:style style:name="P163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 fo:hyphenate="true"/>
    </style:style>
    <style:style style:name="P164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 fo:hyphenate="true"/>
    </style:style>
    <style:style style:name="P165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language="hr" fo:country="HR" style:language-asian="hr" style:country-asian="HR" style:language-complex="ar" style:country-complex="SA" fo:hyphenate="true"/>
    </style:style>
    <style:style style:name="P166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 fo:hyphenate="true"/>
    </style:style>
    <style:style style:name="P167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 fo:hyphenate="true"/>
    </style:style>
    <style:style style:name="P168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 fo:hyphenate="true"/>
    </style:style>
    <style:style style:name="P169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 fo:hyphenate="true"/>
    </style:style>
    <style:style style:name="P170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 fo:hyphenate="true"/>
    </style:style>
    <style:style style:name="P171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language="hr" fo:country="HR" style:language-asian="hr" style:country-asian="HR" style:language-complex="ar" style:country-complex="SA" fo:hyphenate="true"/>
    </style:style>
    <style:style style:name="P172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 fo:hyphenate="true"/>
    </style:style>
    <style:style style:name="P173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 fo:hyphenate="true"/>
    </style:style>
    <style:style style:name="P174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 fo:hyphenate="true"/>
    </style:style>
    <style:style style:name="P175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 fo:hyphenate="true"/>
    </style:style>
    <style:style style:name="P176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fo:language="hr" fo:country="HR" style:language-asian="hr" style:country-asian="HR" style:language-complex="ar" style:country-complex="SA" fo:hyphenate="true"/>
    </style:style>
    <style:style style:name="P177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language="hr" fo:country="HR" style:language-asian="hr" style:country-asian="HR" style:language-complex="ar" style:country-complex="SA" fo:hyphenate="true"/>
    </style:style>
    <style:style style:name="P178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 fo:hyphenate="true"/>
    </style:style>
    <style:style style:name="P179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 fo:hyphenate="true"/>
    </style:style>
    <style:style style:name="P180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 fo:hyphenate="true"/>
    </style:style>
    <style:style style:name="P181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language="hr" fo:country="HR" style:language-asian="hr" style:country-asian="HR" style:language-complex="ar" style:country-complex="SA" fo:hyphenate="true"/>
    </style:style>
    <style:style style:name="P182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 fo:hyphenate="true"/>
    </style:style>
    <style:style style:name="P183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 fo:hyphenate="true"/>
    </style:style>
    <style:style style:name="P184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 fo:hyphenate="true"/>
    </style:style>
    <style:style style:name="P185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 fo:hyphenate="true"/>
    </style:style>
    <style:style style:name="P186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language="hr" fo:country="HR" style:language-asian="hr" style:country-asian="HR" style:language-complex="ar" style:country-complex="SA" fo:hyphenate="true"/>
    </style:style>
    <style:style style:name="P187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 fo:hyphenate="true"/>
    </style:style>
    <style:style style:name="P188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 fo:hyphenate="true"/>
    </style:style>
    <style:style style:name="P189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 fo:hyphenate="true"/>
    </style:style>
    <style:style style:name="P190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 fo:hyphenate="true"/>
    </style:style>
    <style:style style:name="P191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language="hr" fo:country="HR" style:language-asian="hr" style:country-asian="HR" style:language-complex="ar" style:country-complex="SA" fo:hyphenate="true"/>
    </style:style>
    <style:style style:name="P192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 fo:hyphenate="true"/>
    </style:style>
    <style:style style:name="P193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 fo:hyphenate="true"/>
    </style:style>
    <style:style style:name="P194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 fo:hyphenate="true"/>
    </style:style>
    <style:style style:name="P195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language="hr" fo:country="HR" style:language-asian="hr" style:country-asian="HR" style:language-complex="ar" style:country-complex="SA" fo:hyphenate="true"/>
    </style:style>
    <style:style style:name="P196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 fo:hyphenate="true"/>
    </style:style>
    <style:style style:name="P197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 fo:hyphenate="true"/>
    </style:style>
    <style:style style:name="P198" style:parent-style-name="Normal" style:family="paragraph">
      <style:paragraph-properties style:vertical-align="auto" fo:margin-top="0.0694in" fo:margin-bottom="0.0694in"/>
      <style:text-properties fo:hyphenate="true"/>
    </style:style>
    <style:style style:name="T199" style:parent-style-name="DefaultParagraphFont" style:family="text"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/>
    </style:style>
    <style:style style:name="T200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hr" fo:country="HR" style:language-asian="hr" style:country-asian="HR" style:language-complex="ar" style:country-complex="SA"/>
    </style:style>
    <style:style style:name="T201" style:parent-style-name="DefaultParagraphFont" style:family="text"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/>
    </style:style>
    <style:style style:name="P202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 fo:hyphenate="true"/>
    </style:style>
    <style:style style:name="P203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language="hr" fo:country="HR" style:language-asian="hr" style:country-asian="HR" style:language-complex="ar" style:country-complex="SA" fo:hyphenate="true"/>
    </style:style>
    <style:style style:name="P204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 fo:hyphenate="true"/>
    </style:style>
    <style:style style:name="P205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 fo:hyphenate="true"/>
    </style:style>
    <style:style style:name="P206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 fo:hyphenate="true"/>
    </style:style>
    <style:style style:name="P207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 fo:hyphenate="true"/>
    </style:style>
    <style:style style:name="P208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 fo:hyphenate="true"/>
    </style:style>
    <style:style style:name="P209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language="hr" fo:country="HR" style:language-asian="hr" style:country-asian="HR" style:language-complex="ar" style:country-complex="SA" fo:hyphenate="true"/>
    </style:style>
    <style:style style:name="P210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 fo:hyphenate="true"/>
    </style:style>
    <style:style style:name="P211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 fo:hyphenate="true"/>
    </style:style>
    <style:style style:name="P212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 fo:hyphenate="true"/>
    </style:style>
    <style:style style:name="P213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 fo:hyphenate="true"/>
    </style:style>
    <style:style style:name="P214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 fo:hyphenate="true"/>
    </style:style>
    <style:style style:name="P215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 fo:hyphenate="true"/>
    </style:style>
    <style:style style:name="P216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 fo:hyphenate="true"/>
    </style:style>
    <style:style style:name="P217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 fo:hyphenate="true"/>
    </style:style>
    <style:style style:name="P218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 fo:hyphenate="true"/>
    </style:style>
    <style:style style:name="P219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language="hr" fo:country="HR" style:language-asian="hr" style:country-asian="HR" style:language-complex="ar" style:country-complex="SA" fo:hyphenate="true"/>
    </style:style>
    <style:style style:name="P220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 fo:hyphenate="true"/>
    </style:style>
    <style:style style:name="P221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 fo:hyphenate="true"/>
    </style:style>
    <style:style style:name="P222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 fo:hyphenate="true"/>
    </style:style>
    <style:style style:name="P223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language="hr" fo:country="HR" style:language-asian="hr" style:country-asian="HR" style:language-complex="ar" style:country-complex="SA" fo:hyphenate="true"/>
    </style:style>
    <style:style style:name="P224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 fo:hyphenate="true"/>
    </style:style>
    <style:style style:name="P225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 fo:hyphenate="true"/>
    </style:style>
    <style:style style:name="P226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 fo:hyphenate="true"/>
    </style:style>
    <style:style style:name="P227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 fo:hyphenate="true"/>
    </style:style>
    <style:style style:name="P228" style:parent-style-name="Normal" style:family="paragraph">
      <style:paragraph-properties style:vertical-align="auto" fo:margin-top="0.0694in" fo:margin-bottom="0.0694in"/>
      <style:text-properties fo:hyphenate="true"/>
    </style:style>
    <style:style style:name="T22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language="hr" fo:country="HR" style:language-asian="hr" style:country-asian="HR" style:language-complex="ar" style:country-complex="SA"/>
    </style:style>
    <style:style style:name="T230" style:parent-style-name="DefaultParagraphFont" style:family="text"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/>
    </style:style>
    <style:style style:name="P231" style:parent-style-name="Standard" style:family="paragraph">
      <style:text-properties fo:font-weight="bold" style:font-weight-asian="bold" style:font-weight-complex="bold" fo:font-size="16pt" style:font-size-asian="16pt" style:font-size-complex="20pt"/>
    </style:style>
  </office:automatic-styles>
  <office:body>
    <office:text text:use-soft-page-breaks="true">
      <text:p text:style-name="P1">PROJEKT<text:tab/></text:p>
      <text:p text:style-name="Standard"/>
      <text:p text:style-name="Standard">Hardware</text:p>
      <text:p text:style-name="Standard">1. Izrada kutije od drveta<text:line-break/>2. 3d printanje nosača<text:line-break/>Software</text:p>
      <text:list text:style-name="LFO1" text:continue-numbering="true">
        <text:list-item>
          <text:p text:style-name="P2">komunikacija s printerom</text:p>
        </text:list-item>
      </text:list>
      <text:list text:style-name="LFO2" text:continue-numbering="true">
        <text:list-item>
          <text:p text:style-name="P3">kako pristupiti internalnim komandama</text:p>
        </text:list-item>
      </text:list>
      <text:p text:style-name="Standard"/>
      <text:list text:style-name="LFO1" text:continue-numbering="true">
        <text:list-item>
          <text:p text:style-name="P4">komunikacija s mobitelom/tabletom</text:p>
        </text:list-item>
      </text:list>
      <text:list text:style-name="LFO3" text:continue-numbering="true">
        <text:list-item>
          <text:p text:style-name="P5">live prijenos zaslona</text:p>
        </text:list-item>
        <text:list-item>
          <text:p text:style-name="P6">AI filltering(prikaz AI uređene fotografije)</text:p>
        </text:list-item>
      </text:list>
      <text:p text:style-name="Standard">-odabir filtera</text:p>
      <text:p text:style-name="Standard"/>
      <text:list text:style-name="LFO1" text:continue-numbering="true">
        <text:list-item>
          <text:p text:style-name="P7">AI za slike</text:p>
        </text:list-item>
      </text:list>
      <text:p text:style-name="Standard">1. pronaci lib/API s filterima/custom filteri</text:p>
      <text:list text:style-name="LFO1" text:continue-numbering="true">
        <text:list-item>
          <text:p text:style-name="P8">GUI</text:p>
        </text:list-item>
      </text:list>
      <text:p text:style-name="Standard">1. home screen</text:p>
      <text:p text:style-name="Standard">2. povezivanje između screenova</text:p>
      <text:p text:style-name="Standard">3. prikaz feeda i filteri</text:p>
      <text:p text:style-name="Standard">4. stil slike i pozadine ?</text:p>
      <text:p text:style-name="Standard"><text:line-break/><text:line-break/>DOKUMENTACIJA</text:p>
      <text:p text:style-name="Standard">-software dokumentirati pomoci chatGPT</text:p>
      <text:p text:style-name="Standard">-modeli za harware(dokumentacija) ?<text:line-break/></text:p>
      <text:p text:style-name="Standard">POSLOVNI PLAN</text:p>
      <text:p text:style-name="Standard">-chatGPT I recikliranje plana prosle godine</text:p>
      <text:p text:style-name="Standard">PREZA(?)</text:p>
      <text:p text:style-name="Standard"/>
      <text:p text:style-name="Standard">Trenutno radim na projektu AI Photo Booth, cilj projekta je omogućiti slikanje korisnika te primjenjivanje filtera na njihova lica. Slikanje se odvija pomoću pozadinske kamere na mobitelu. A korisnik upravlja s slikanjem, bljeskalicom i vremenom odbrojavanja do slikanja preko UI na tabletu. Tablet bi trebao prikazivati<text:s/>što mobilna kamera vidi, te je potrebno na taj video primjeniti filtere, ako su odabrani. Na UI je potrebno napraviti plutajuće krugove u kojima su prikazane ikone koje predstavljaju filtere te klikom na njih je moguće odabrati filter za tu sliku. Također, treba spremiti tu sliku na kraju u memoriju.<text:s/>Što se ispisa te fotografije tiče koristi se Canon-ov Selphy CP1500. Ukoliko korisnik<text:s/><text:span text:style-name="T9">ž</text:span>eli morao bi moći tu sliku automatski ispisati preko tog foto-printera koji mo<text:span text:style-name="T10">ž</text:span>e komunicirati s tabletom samo pomoću Wi-Fi veze, tako da je potrebno povezati mobitel s tabletom na neki drugi be<text:span text:style-name="T11">ž</text:span>ični način. Za sve dijelove koda plan je koristiti Flutter i Dart. Napravi logičku i programsku razradu cijeloga projekta, segmentiraj i optimiziraj sve dijelove projekta maksimalno.</text:p>
      <text:p text:style-name="Standard"/>
      <text:h text:style-name="P12" text:outline-level="3">1. Pregled sustava</text:h>
      <text:p text:style-name="P13">AI Photo Booth se sastoji od tri glavna dijela:</text:p>
      <text:soft-page-break/>
      <text:list text:style-name="LFO4" text:continue-numbering="true">
        <text:list-item>
          <text:p text:style-name="P14"><text:span text:style-name="T15">Mobilna aplikacija:</text:span><text:span text:style-name="T16"><text:s/>Odgovorna je za snimanje videa pozadinskom kamerom mobitela.</text:span></text:p>
        </text:list-item>
        <text:list-item>
          <text:p text:style-name="P17"><text:span text:style-name="T18">Tablet aplikacija:</text:span><text:span text:style-name="T19"><text:s/>Prikazuje video s mobilne kamere, nudi korisnički interfejs za odabir filtera i spremanje fotografija, te komunicira s foto printerom.</text:span></text:p>
        </text:list-item>
        <text:list-item>
          <text:p text:style-name="P20"><text:span text:style-name="T21">Foto printer:</text:span><text:span text:style-name="T22"><text:s/>Ispišava odabrane fotografije.</text:span></text:p>
        </text:list-item>
      </text:list>
      <text:h text:style-name="P23" text:outline-level="3">2. Lozička razrada</text:h>
      <text:h text:style-name="P24" text:outline-level="4">2.1 Mobilna aplikacija</text:h>
      <text:list text:style-name="LFO5" text:continue-numbering="true">
        <text:list-item>
          <text:p text:style-name="P25">Pokreće kameru i snima video u realnom vremenu.</text:p>
        </text:list-item>
        <text:list-item>
          <text:p text:style-name="P26">Komunicira s tablet aplikacijom preko Wi-Fi ili Bluetooth veze.</text:p>
        </text:list-item>
        <text:list-item>
          <text:p text:style-name="P27">Pošilje snimke tableta aplikaciji za obradu.</text:p>
        </text:list-item>
      </text:list>
      <text:h text:style-name="P28" text:outline-level="4">2.2 Tablet aplikacija</text:h>
      <text:list text:style-name="LFO6" text:continue-numbering="true">
        <text:list-item>
          <text:p text:style-name="P29">Prima video snimke od mobilne aplikacije.</text:p>
        </text:list-item>
        <text:list-item>
          <text:p text:style-name="P30">Prikazuje video u realnom vremenu na korisničkom interfejsu.</text:p>
        </text:list-item>
        <text:list-item>
          <text:p text:style-name="P31">Omogućuje korisniku odabir filtera iz plutajućih krugova.</text:p>
        </text:list-item>
        <text:list-item>
          <text:p text:style-name="P32">Primjenjuje odabrani filter na video u realnom vremenu.</text:p>
        </text:list-item>
        <text:list-item>
          <text:p text:style-name="P33">Na zahtjev korisnika snima fotografiju s primijenjenim filtrom.</text:p>
        </text:list-item>
        <text:list-item>
          <text:p text:style-name="P34">Sprema fotografiju u memoriju.</text:p>
        </text:list-item>
        <text:list-item>
          <text:p text:style-name="P35">Pošilje fotografiju foto printeru za ispis (ako korisnik želi).</text:p>
        </text:list-item>
        <text:list-item>
          <text:p text:style-name="P36">Komunicira s mobilnom aplikacijom i foto printerom.</text:p>
        </text:list-item>
      </text:list>
      <text:h text:style-name="P37" text:outline-level="4">2.3 Foto printer</text:h>
      <text:list text:style-name="LFO7" text:continue-numbering="true">
        <text:list-item>
          <text:p text:style-name="P38">Prima fotografije s tablet aplikacije preko Wi-Fi veze.</text:p>
        </text:list-item>
        <text:list-item>
          <text:p text:style-name="P39">Ispišava primljene fotografije.</text:p>
        </text:list-item>
      </text:list>
      <text:h text:style-name="P40" text:outline-level="3">3. Programska razrada</text:h>
      <text:h text:style-name="P41" text:outline-level="4">3.1 Izbor tehnologija</text:h>
      <text:list text:style-name="LFO8" text:continue-numbering="true">
        <text:list-item>
          <text:p text:style-name="P42">Flutter i Dart za mobilnu i tablet aplikaciju.</text:p>
        </text:list-item>
        <text:list-item>
          <text:p text:style-name="P43">Odgovarajući SDK za Wi-Fi ili Bluetooth komunikaciju.</text:p>
        </text:list-item>
        <text:list-item>
          <text:p text:style-name="P44">Dodatne biblioteke za obradu slike i videozapisa (npr. OpenCV).</text:p>
        </text:list-item>
      </text:list>
      <text:h text:style-name="P45" text:outline-level="4">3.2 Struktura koda</text:h>
      <text:list text:style-name="LFO9" text:continue-numbering="true">
        <text:list-item>
          <text:p text:style-name="P46">Mobilna i tablet aplikacija će se pisati u zasebnim Flutter projektima.</text:p>
        </text:list-item>
        <text:list-item>
          <text:p text:style-name="P47">Svaki projekt će imati sljedeće slojeve:<text:s/></text:p>
          <text:list text:continue-numbering="true">
            <text:list-item>
              <text:p text:style-name="P48">Model: Sadrži entitete i logiku poslovanja.</text:p>
            </text:list-item>
            <text:list-item>
              <text:p text:style-name="P49">View Model: Povezuje model s UI.</text:p>
            </text:list-item>
            <text:list-item>
              <text:p text:style-name="P50">UI: Dizajn korisničkog interfejsa.</text:p>
            </text:list-item>
          </text:list>
        </text:list-item>
        <text:list-item>
          <text:p text:style-name="P51">Kod će biti modularan i dobro testiran.</text:p>
        </text:list-item>
      </text:list>
      <text:h text:style-name="P52" text:outline-level="4">3.3 Implementacija</text:h>
      <text:soft-page-break/>
      <text:list text:style-name="LFO10" text:continue-numbering="true">
        <text:list-item>
          <text:p text:style-name="P53">Mobilna aplikacija će koristiti platformski API za pristup kameri i snimanje videa.</text:p>
        </text:list-item>
        <text:list-item>
          <text:p text:style-name="P54">Tablet aplikacija će koristiti Flutter framework za izgradnju korisničkog interfejsa i obradu videozapisa.</text:p>
        </text:list-item>
        <text:list-item>
          <text:p text:style-name="P55">Za primjenu filtera mogu se koristiti biblioteke poput OpenCV-a.</text:p>
        </text:list-item>
        <text:list-item>
          <text:p text:style-name="P56">Komunikacija između aplikacija će se odvijati preko Wi-Fi ili Bluetooth veze.</text:p>
        </text:list-item>
        <text:list-item>
          <text:p text:style-name="P57">Foto printer će se integrirati s tablet aplikacijom korištenjem njegovog SDK-a.</text:p>
        </text:list-item>
      </text:list>
      <text:h text:style-name="P58" text:outline-level="3">4. Segmentacija i optimizacija</text:h>
      <text:list text:style-name="LFO11" text:continue-numbering="true">
        <text:list-item>
          <text:p text:style-name="P59">Mobilna i tablet aplikacija će se razvijati odvojeno, što će olakšati paralelni rad i testiranje.</text:p>
        </text:list-item>
        <text:list-item>
          <text:p text:style-name="P60">Kod će se pisati u modulama, što će olakšati ponovnu upotrebu i održavanje.</text:p>
        </text:list-item>
        <text:list-item>
          <text:p text:style-name="P61">Koristit će se tehnike optimizacije koda za poboljšanje performansi.</text:p>
        </text:list-item>
        <text:list-item>
          <text:p text:style-name="P62">Slike će se komprimirati prije slanja na foto printer da bi se uštedio propusni opseg.</text:p>
        </text:list-item>
      </text:list>
      <text:h text:style-name="P63" text:outline-level="3">5. Dodatne napomene</text:h>
      <text:list text:style-name="LFO12" text:continue-numbering="true">
        <text:list-item>
          <text:p text:style-name="P64">Važno je osigurati da su sve komponente sustava kompatibilne jedna s drugom.</text:p>
        </text:list-item>
        <text:list-item>
          <text:p text:style-name="P65">Potrebno je testirati sustav na raznim uređajima i verzijama operativnih sustava.</text:p>
        </text:list-item>
        <text:list-item>
          <text:p text:style-name="P66">Dizajn korisničkog interfejsa mora biti intuitivan i jednostavan za korištenje.</text:p>
        </text:list-item>
        <text:list-item>
          <text:p text:style-name="P67">Važno je ispuniti sve sigurnosne zahtjeve za prikupljanje i korištenje podataka o korisnicima.</text:p>
        </text:list-item>
      </text:list>
      <text:h text:style-name="P68" text:outline-level="2">Zaključak</text:h>
      <text:p text:style-name="P69">AI Photo Booth projekt je ambiciozan, ali uz dobru planiranje i implementaciju, moguće ga je uspješno realizirati.</text:p>
      <text:p text:style-name="Standard"/>
      <text:p text:style-name="Standard"/>
      <text:h text:style-name="P70" text:outline-level="2"/>
      <text:h text:style-name="P71" text:outline-level="2"/>
      <text:h text:style-name="P72" text:outline-level="2"/>
      <text:h text:style-name="P73" text:outline-level="2"/>
      <text:h text:style-name="P74" text:outline-level="2"/>
      <text:h text:style-name="P75" text:outline-level="2"/>
      <text:h text:style-name="P76" text:outline-level="2"/>
      <text:h text:style-name="P77" text:outline-level="2"/>
      <text:soft-page-break/>
      <text:h text:style-name="P78" text:outline-level="2">Mobilna aplikacija - Funkcionalnosti u detalje</text:h>
      <text:h text:style-name="P79" text:outline-level="3">1. Pokretanje kamere i snimanje videa</text:h>
      <text:list text:style-name="LFO13" text:continue-numbering="true">
        <text:list-item>
          <text:p text:style-name="P80">Mobilna aplikacija treba pristupiti kameri uređaja.<text:s/></text:p>
          <text:list text:continue-numbering="true">
            <text:list-item>
              <text:p text:style-name="P81"><text:span text:style-name="T82">Koristiti<text:s/></text:span><text:span text:style-name="T83">camera</text:span><text:span text:style-name="T84"><text:s/>paket iz Fluttera za pristup sistemskoj kameri.</text:span></text:p>
            </text:list-item>
            <text:list-item>
              <text:p text:style-name="P85">Otvori kameru u pozadinskom (back) načinu rada.</text:p>
            </text:list-item>
          </text:list>
        </text:list-item>
        <text:list-item>
          <text:p text:style-name="P86">Konfiguriraj kameru:<text:s/></text:p>
          <text:list text:continue-numbering="true">
            <text:list-item>
              <text:p text:style-name="P87">Postavi rezoluciju snimljenog videa (npr. 720p ili 1080p).</text:p>
            </text:list-item>
            <text:list-item>
              <text:p text:style-name="P88">Postavi brzinu snimanja videa (npr. 30fps).</text:p>
            </text:list-item>
            <text:list-item>
              <text:p text:style-name="P89">Omogući automatsko fokusiranje (autofocus).</text:p>
            </text:list-item>
          </text:list>
        </text:list-item>
        <text:list-item>
          <text:p text:style-name="P90">Pokreni snimanje videa.</text:p>
        </text:list-item>
        <text:list-item>
          <text:p text:style-name="P91">Video stream prikazi na lokalnom UI-u (opcionalno) za potvrdu rada kamere.</text:p>
        </text:list-item>
      </text:list>
      <text:h text:style-name="P92" text:outline-level="3">2. Komunikacija s tablet aplikacijom</text:h>
      <text:list text:style-name="LFO14" text:continue-numbering="true">
        <text:list-item>
          <text:p text:style-name="P93">Odaberi metodu komunikacije: Wi-Fi ili Bluetooth.<text:s/></text:p>
          <text:list text:continue-numbering="true">
            <text:list-item>
              <text:p text:style-name="P94">Wi-Fi nudi veću brzinu i domet, ali Bluetooth može štedeti bateriju.</text:p>
            </text:list-item>
          </text:list>
        </text:list-item>
        <text:list-item>
          <text:p text:style-name="P95">Implementiraj odgovarajući paket za komunikaciju:<text:s/></text:p>
          <text:list text:continue-numbering="true">
            <text:list-item>
              <text:p text:style-name="P96"><text:span text:style-name="T97">Za Wi-Fi:<text:s/></text:span><text:span text:style-name="T98">flutter_wifi</text:span><text:span text:style-name="T99"><text:s/>ili sličan paket.</text:span></text:p>
            </text:list-item>
            <text:list-item>
              <text:p text:style-name="P100"><text:span text:style-name="T101">Za Bluetooth:<text:s/></text:span><text:span text:style-name="T102">flutter_bluetooth</text:span><text:span text:style-name="T103"><text:s/>ili sličan paket.</text:span></text:p>
            </text:list-item>
          </text:list>
        </text:list-item>
        <text:list-item>
          <text:p text:style-name="P104">Pošalji snimljene video frameove (okvire) na tablet aplikaciju u realnom vremenu.<text:s/></text:p>
          <text:list text:continue-numbering="true">
            <text:list-item>
              <text:p text:style-name="P105">Kompresuj video frameove prije slanja za optimizaciju propusnog opsega (opcionalno).</text:p>
            </text:list-item>
          </text:list>
        </text:list-item>
        <text:list-item>
          <text:p text:style-name="P106">Implementiraj ponovnu povezanost u slučaju prekinute veze.</text:p>
        </text:list-item>
      </text:list>
      <text:h text:style-name="P107" text:outline-level="3">3. Kontrola bljeskala</text:h>
      <text:list text:style-name="LFO15" text:continue-numbering="true">
        <text:list-item>
          <text:p text:style-name="P108"><text:span text:style-name="T109">Pristup hardveru bljeskala preko<text:s/></text:span><text:span text:style-name="T110">camera</text:span><text:span text:style-name="T111"><text:s/>paketa.</text:span></text:p>
        </text:list-item>
        <text:list-item>
          <text:p text:style-name="P112">Dodaj gumb na UI za kontrolu bljeskala.</text:p>
        </text:list-item>
        <text:list-item>
          <text:p text:style-name="P113">Omogući sljedeće funkcionalnosti bljeskala:<text:s/></text:p>
          <text:list text:continue-numbering="true">
            <text:list-item>
              <text:p text:style-name="P114">Uključeno</text:p>
            </text:list-item>
            <text:list-item>
              <text:p text:style-name="P115">Isključeno</text:p>
            </text:list-item>
            <text:list-item>
              <text:p text:style-name="P116">Automatsko (bljeskala po potrebi)</text:p>
            </text:list-item>
          </text:list>
        </text:list-item>
      </text:list>
      <text:h text:style-name="P117" text:outline-level="3">4. Vremensko odštevanje</text:h>
      <text:list text:style-name="LFO16" text:continue-numbering="true">
        <text:list-item>
          <text:p text:style-name="P118">Implementiraj timer u aplikaciji.</text:p>
        </text:list-item>
        <text:list-item>
          <text:p text:style-name="P119">Omogući korisniku postavljanje trajanja odštevanja preko UI (slider ili polje za unos).</text:p>
        </text:list-item>
        <text:list-item>
          <text:p text:style-name="P120">Pošalji signal tabletu na početak odštevanja.</text:p>
        </text:list-item>
        <text:list-item>
          <text:p text:style-name="P121">Prikaži vizualni countdown (odbrojavanje) na UI mobilne aplikacije.</text:p>
        </text:list-item>
        <text:list-item>
          <text:p text:style-name="P122">Pošalji signal tabletu na kraj odštevanja za snimanje fotografije.</text:p>
        </text:list-item>
      </text:list>
      <text:h text:style-name="P123" text:outline-level="3">5. Sigurnost i privatnost</text:h>
      <text:list text:style-name="LFO17" text:continue-numbering="true">
        <text:list-item>
          <text:p text:style-name="P124">Ograniči pristup kameri samo na aplikaciju.</text:p>
        </text:list-item>
        <text:list-item>
          <text:p text:style-name="P125">Ne spremaj snimljeni video na mobilnom uređaju (opcionalno).</text:p>
        </text:list-item>
        <text:list-item>
          <text:p text:style-name="P126">Šifriraj komunikaciju između mobilne i tablet aplikacije (opcionalno).</text:p>
        </text:list-item>
      </text:list>
      <text:soft-page-break/>
      <text:h text:style-name="P127" text:outline-level="3">6. Dodatne napomene</text:h>
      <text:list text:style-name="LFO18" text:continue-numbering="true">
        <text:list-item>
          <text:p text:style-name="P128">Implementiraj indikator snimanja na UI mobilne aplikacije.</text:p>
        </text:list-item>
        <text:list-item>
          <text:p text:style-name="P129">Obavijesti korisnika o greškama (npr. problemi s kamerom, prekid veze).</text:p>
        </text:list-item>
        <text:list-item>
          <text:p text:style-name="P130">Optimiziraj kod za minimalno trošenje baterije.</text:p>
        </text:list-item>
      </text:list>
      <text:p text:style-name="P131"><text:span text:style-name="T132">Napomena:</text:span><text:span text:style-name="T133"><text:s/>Ovo je detaljniji opis funkcionalnosti mobilne aplikacije. Kod pisanja stvarnog koda, potrebno je provjeriti dokumentaciju paketa koje koristite i prilagoditi implementaciju specifičnim operacijskim sustavima (Android/iOS).</text:span></text:p>
      <text:p text:style-name="Standard"/>
      <text:p text:style-name="Standard"/>
      <text:h text:style-name="P134" text:outline-level="2"/>
      <text:h text:style-name="P135" text:outline-level="2"/>
      <text:h text:style-name="P136" text:outline-level="2"/>
      <text:h text:style-name="P137" text:outline-level="2"/>
      <text:h text:style-name="P138" text:outline-level="2"/>
      <text:h text:style-name="P139" text:outline-level="2"/>
      <text:h text:style-name="P140" text:outline-level="2"/>
      <text:h text:style-name="P141" text:outline-level="2"/>
      <text:h text:style-name="P142" text:outline-level="2"/>
      <text:h text:style-name="P143" text:outline-level="2"/>
      <text:h text:style-name="P144" text:outline-level="2"/>
      <text:h text:style-name="P145" text:outline-level="2"/>
      <text:h text:style-name="P146" text:outline-level="2"/>
      <text:h text:style-name="P147" text:outline-level="2"/>
      <text:soft-page-break/>
      <text:h text:style-name="P148" text:outline-level="2">Tablet Aplikacija - Funkcionalnosti u detalje</text:h>
      <text:h text:style-name="P149" text:outline-level="3">1. Primanje video streama s mobilne aplikacije</text:h>
      <text:list text:style-name="LFO19" text:continue-numbering="true">
        <text:list-item>
          <text:p text:style-name="P150">Koristi odgovarajući paket za komunikaciju implementiran u mobilnoj aplikaciji (Wi-Fi ili Bluetooth).<text:s/></text:p>
          <text:list text:continue-numbering="true">
            <text:list-item>
              <text:p text:style-name="P151"><text:span text:style-name="T152">Za Wi-Fi:<text:s/></text:span><text:span text:style-name="T153">flutter_wifi</text:span><text:span text:style-name="T154"><text:s/>ili sličan paket.</text:span></text:p>
            </text:list-item>
            <text:list-item>
              <text:p text:style-name="P155"><text:span text:style-name="T156">Za Bluetooth:<text:s/></text:span><text:span text:style-name="T157">flutter_bluetooth</text:span><text:span text:style-name="T158"><text:s/>ili sličan paket.</text:span></text:p>
            </text:list-item>
          </text:list>
        </text:list-item>
        <text:list-item>
          <text:p text:style-name="P159">Otvori socket (vezu) za primanje video frameova.</text:p>
        </text:list-item>
        <text:list-item>
          <text:p text:style-name="P160">Dekodiraj primljene video frameove u format prikaziva na ekranu.</text:p>
        </text:list-item>
      </text:list>
      <text:h text:style-name="P161" text:outline-level="3">2. Prikaz video streama u realnom vremenu</text:h>
      <text:list text:style-name="LFO20" text:continue-numbering="true">
        <text:list-item>
          <text:p text:style-name="P162">Implementiraj widget za prikaz videa koji koristi Flutter Canvas ili texture.</text:p>
        </text:list-item>
        <text:list-item>
          <text:p text:style-name="P163">Ažuriraj prikaz videa svaki put kad se primi novi video frame.</text:p>
        </text:list-item>
        <text:list-item>
          <text:p text:style-name="P164">Omogući pauziranje i nastavjanje prikaza videa po potrebi (opcionalno).</text:p>
        </text:list-item>
      </text:list>
      <text:h text:style-name="P165" text:outline-level="3">3. Filtriranje videa u realnom vremenu</text:h>
      <text:list text:style-name="LFO21" text:continue-numbering="true">
        <text:list-item>
          <text:p text:style-name="P166">Implementiraj filtere za video koristeći biblioteke poput OpenCV ili slične.<text:s/></text:p>
          <text:list text:continue-numbering="true">
            <text:list-item>
              <text:p text:style-name="P167">Primjeri filtera: siv skala, sepia, negative, pojačavanje boja.</text:p>
            </text:list-item>
          </text:list>
        </text:list-item>
        <text:list-item>
          <text:p text:style-name="P168">Stvori odvojene video streamove za originalni i filtrirani video (opcionalno za optimizaciju).</text:p>
        </text:list-item>
        <text:list-item>
          <text:p text:style-name="P169">Omogući korisniku biranje filtera iz plutajućih krugova na UI-u.</text:p>
        </text:list-item>
        <text:list-item>
          <text:p text:style-name="P170">Prikaži odabrani filtrirani video stream na ekranu.</text:p>
        </text:list-item>
      </text:list>
      <text:h text:style-name="P171" text:outline-level="3">4. Dizajn plutajućih krugova s filter ikonama</text:h>
      <text:list text:style-name="LFO22" text:continue-numbering="true">
        <text:list-item>
          <text:p text:style-name="P172">Kreiraj widget za plutajući krug koji sadrži ikonu filtra.</text:p>
        </text:list-item>
        <text:list-item>
          <text:p text:style-name="P173">Definiraj položaj i veličinu plutajućih krugova na ekranu.</text:p>
        </text:list-item>
        <text:list-item>
          <text:p text:style-name="P174">Omogući animaciju plutajućih krugova za poboljšanje korisničkog iskustva (opcionalno).</text:p>
        </text:list-item>
        <text:list-item>
          <text:p text:style-name="P175">Implementiraj ikone za filtere koristeći vector slike ili jednostavne oblike.</text:p>
        </text:list-item>
      </text:list>
      <text:h text:style-name="P176" text:outline-level="2">5. Snimanje fotografije s primijenjenim filtrom</text:h>
      <text:h text:style-name="P177" text:outline-level="3">5.1 Primanje signala za snimanje</text:h>
      <text:list text:style-name="LFO29" text:continue-numbering="true">
        <text:list-item>
          <text:p text:style-name="P178">Tablet aplikacija prima signal za snimanje fotografije:<text:s/></text:p>
          <text:list text:continue-numbering="true">
            <text:list-item>
              <text:p text:style-name="P179">Na kraju vremenskog odštevanja (pošalje mobilna aplikacija).</text:p>
            </text:list-item>
            <text:list-item>
              <text:p text:style-name="P180">Na korisnikov zahtjev (klik na gumb za snimanje na UI-u).</text:p>
            </text:list-item>
          </text:list>
        </text:list-item>
      </text:list>
      <text:h text:style-name="P181" text:outline-level="3">5.2 Spajanje video framea s filtrom</text:h>
      <text:list text:style-name="LFO30" text:continue-numbering="true">
        <text:list-item>
          <text:p text:style-name="P182">Primi trenutni video frame s mobilne aplikacije.</text:p>
        </text:list-item>
        <text:list-item>
          <text:p text:style-name="P183">Primi odabrani filter od korisnika.</text:p>
        </text:list-item>
        <text:list-item>
          <text:p text:style-name="P184">Primjeni filter na video frame koristeći biblioteke za obradu slike (npr. OpenCV).</text:p>
        </text:list-item>
        <text:list-item>
          <text:p text:style-name="P185">Spoji filtrirani video frame u statičnu sliku.</text:p>
        </text:list-item>
      </text:list>
      <text:soft-page-break/>
      <text:h text:style-name="P186" text:outline-level="3">5.3 Spremanje fotografije</text:h>
      <text:list text:style-name="LFO31" text:continue-numbering="true">
        <text:list-item>
          <text:p text:style-name="P187">Odredi lokaciju za spremanje fotografije na tabletu (npr. Galerija slika).</text:p>
        </text:list-item>
        <text:list-item>
          <text:p text:style-name="P188">Spremi sliku u odabranu lokaciju u JPEG ili PNG formatu.</text:p>
        </text:list-item>
        <text:list-item>
          <text:p text:style-name="P189">Daj fotografiji ime (npr. datum i vrijeme snimanja).</text:p>
        </text:list-item>
        <text:list-item>
          <text:p text:style-name="P190">Obavijesti korisnika o uspješnom snimanju fotografije.</text:p>
        </text:list-item>
      </text:list>
      <text:h text:style-name="P191" text:outline-level="3">5.4 Dodatne napomene</text:h>
      <text:list text:style-name="LFO32" text:continue-numbering="true">
        <text:list-item>
          <text:p text:style-name="P192">Omogući korisniku postavljanje kvalitete fotografije (npr. visoka, srednja, niska).</text:p>
        </text:list-item>
        <text:list-item>
          <text:p text:style-name="P193">Omogući korisniku dodavanje tekstualnog znaka (watermark) na fotografiju (opcionalno).</text:p>
        </text:list-item>
        <text:list-item>
          <text:p text:style-name="P194">Spremi informacije o filtru koji je korišten za svaku fotografiju (opcionalno).</text:p>
        </text:list-item>
      </text:list>
      <text:h text:style-name="P195" text:outline-level="3">6. Spremanje fotografije u memoriju</text:h>
      <text:list text:style-name="LFO24" text:continue-numbering="true">
        <text:list-item>
          <text:p text:style-name="P196">Odredi lokaciju spremanja fotografije (npr. interni direktorij aplikacije, eksterna SD kartica).</text:p>
        </text:list-item>
        <text:list-item>
          <text:p text:style-name="P197">Stvori jedinstveni naziv datoteke za svaku fotografiju (npr. koristiti vremenski pečat).</text:p>
        </text:list-item>
        <text:list-item>
          <text:p text:style-name="P198"><text:span text:style-name="T199">Koristi Flutter<text:s/></text:span><text:span text:style-name="T200">dart:io</text:span><text:span text:style-name="T201"><text:s/>paket za zapisivanje fotografije u datotečni sustav.</text:span></text:p>
        </text:list-item>
        <text:list-item>
          <text:p text:style-name="P202">Omogući korisniku opcionalno brisanje spremljene fotografije.</text:p>
        </text:list-item>
      </text:list>
      <text:h text:style-name="P203" text:outline-level="3">7. Ispis fotografije preko foto printera</text:h>
      <text:list text:style-name="LFO25" text:continue-numbering="true">
        <text:list-item>
          <text:p text:style-name="P204">Koristi SDK ili API foto printera za komunikaciju s njim.<text:s/></text:p>
          <text:list text:continue-numbering="true">
            <text:list-item>
              <text:p text:style-name="P205">SDK treba omogućiti pristup funkcijama printera poput ispisivanja i provjere statusa.</text:p>
            </text:list-item>
          </text:list>
        </text:list-item>
        <text:list-item>
          <text:p text:style-name="P206">Pošalji fotografiju na printer u formatu koji on podržava (npr. JPEG).</text:p>
        </text:list-item>
        <text:list-item>
          <text:p text:style-name="P207">Omogući korisniku opcionalno podešavanje parametara ispisivanja (npr. broj kopija, format papira).</text:p>
        </text:list-item>
        <text:list-item>
          <text:p text:style-name="P208">Prikaži korisniku status ispisivanja (npr. ispis u tijeku, ispis završen).</text:p>
        </text:list-item>
      </text:list>
      <text:h text:style-name="P209" text:outline-level="3">8. Korisnički interfejs (UI)</text:h>
      <text:list text:style-name="LFO26" text:continue-numbering="true">
        <text:list-item>
          <text:p text:style-name="P210">Dizajniraj intuitivan i jednostavan UI za korisnike.</text:p>
        </text:list-item>
        <text:list-item>
          <text:p text:style-name="P211">UI elementi treba uključivati:<text:s/></text:p>
          <text:list text:continue-numbering="true">
            <text:list-item>
              <text:p text:style-name="P212">Prikaz video streama (originalnog ili filtriranog)</text:p>
            </text:list-item>
            <text:list-item>
              <text:p text:style-name="P213">Plutajući krugovi s filter ikonama</text:p>
            </text:list-item>
            <text:list-item>
              <text:p text:style-name="P214">Gumb za pauziranje/nastavljanje videa (opcionalno)</text:p>
            </text:list-item>
            <text:list-item>
              <text:p text:style-name="P215">Gumb za snimanje fotografije</text:p>
            </text:list-item>
            <text:list-item>
              <text:p text:style-name="P216">Gumb za ispis fotografije (opcionalno)</text:p>
            </text:list-item>
            <text:list-item>
              <text:p text:style-name="P217">Indikator bljeskala (ako je mobilna aplikacija omogućila kontrolu bljeskala)</text:p>
            </text:list-item>
            <text:list-item>
              <text:p text:style-name="P218">Indikator vremenskog odštevanja (opcionalno)</text:p>
            </text:list-item>
          </text:list>
        </text:list-item>
      </text:list>
      <text:h text:style-name="P219" text:outline-level="3">9. Sigurnost i privatnost</text:h>
      <text:list text:style-name="LFO27" text:continue-numbering="true">
        <text:list-item>
          <text:p text:style-name="P220">Ograniči pristup kameri tabletu samo na aplikaciju (relevantno ako tablet ima kameru).</text:p>
        </text:list-item>
        <text:list-item>
          <text:p text:style-name="P221">Šifriraj komunikaciju između tablet i mobilne aplikacije (opcionalno).</text:p>
        </text:list-item>
        <text:list-item>
          <text:p text:style-name="P222">Osigurati da korisnik ima kontrolu nad spremljenim fotografijama (brisanje, djeljenje).</text:p>
        </text:list-item>
      </text:list>
      <text:h text:style-name="P223" text:outline-level="3">10. Dodatne napomene</text:h>
      <text:soft-page-break/>
      <text:list text:style-name="LFO28" text:continue-numbering="true">
        <text:list-item>
          <text:p text:style-name="P224">Implementiraj loader (indikator) prilikom primanja video streama i obrade fotografija.</text:p>
        </text:list-item>
        <text:list-item>
          <text:p text:style-name="P225">Obavijesti korisnika o greškama (npr. prekid veze, nedostatak memorije).</text:p>
        </text:list-item>
        <text:list-item>
          <text:p text:style-name="P226">Optimiziraj kod za poboljšanje performansi aplikacije.</text:p>
        </text:list-item>
        <text:list-item>
          <text:p text:style-name="P227">Testiraj aplikaciju na raznim tabletima i operacijskim sustavima.</text:p>
        </text:list-item>
      </text:list>
      <text:p text:style-name="P228"><text:span text:style-name="T229">Napomena:</text:span><text:span text:style-name="T230"><text:s/>Ovo je detaljniji opis funkcionalnosti tablet aplikacije. Kod pisanja stvarnog koda, potrebno je provjeriti dokumentaciju paketa koje koristite i prilagoditi implementaciju specifičnim SDK-ovima hardvera (foto printer).</text:span></text:p>
      <text:p text:style-name="P23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2" style:display-name="Heading 2" style:family="paragraph" style:parent-style-name="Normal" style:default-outline-level="2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fo:language="hr" fo:country="HR" style:language-asian="hr" style:country-asian="HR" style:language-complex="ar" style:country-complex="SA" fo:hyphenate="true"/>
    </style:style>
    <style:style style:name="Heading3" style:display-name="Heading 3" style:family="paragraph" style:parent-style-name="Normal" style:default-outline-level="3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language="hr" fo:country="HR" style:language-asian="hr" style:country-asian="HR" style:language-complex="ar" style:country-complex="SA" fo:hyphenate="true"/>
    </style:style>
    <style:style style:name="Heading4" style:display-name="Heading 4" style:family="paragraph" style:parent-style-name="Normal" style:default-outline-level="4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language="hr" fo:country="HR" style:language-asian="hr" style:country-asian="HR" style:language-complex="ar" style:country-complex="SA" fo:hyphenate="tru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Heading2Char" style:display-name="Heading 2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fo:language="hr" fo:country="HR" style:language-asian="hr" style:country-asian="HR" style:language-complex="ar" style:country-complex="SA"/>
    </style:style>
    <style:style style:name="Heading3Char" style:display-name="Heading 3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language="hr" fo:country="HR" style:language-asian="hr" style:country-asian="HR" style:language-complex="ar" style:country-complex="SA"/>
    </style:style>
    <style:style style:name="Heading4Char" style:display-name="Heading 4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false" fo:language="hr" fo:country="HR" style:language-asian="hr" style:country-asian="HR" style:language-complex="ar" style:country-complex="SA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hr" fo:country="HR" style:language-asian="hr" style:country-asian="HR" style:language-complex="ar" style:country-complex="SA" fo:hyphenate="tru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Courier New" fo:font-size="10pt" style:font-size-asian="10pt"/>
    </style:style>
    <style:style style:name="WW_CharLFO21LVL3" style:family="text">
      <style:text-properties style:font-name="Wingdings" fo:font-size="10pt" style:font-size-asian="10pt"/>
    </style:style>
    <style:style style:name="WW_CharLFO21LVL4" style:family="text">
      <style:text-properties style:font-name="Wingdings" fo:font-size="10pt" style:font-size-asian="10pt"/>
    </style:style>
    <style:style style:name="WW_CharLFO21LVL5" style:family="text">
      <style:text-properties style:font-name="Wingdings" fo:font-size="10pt" style:font-size-asian="10pt"/>
    </style:style>
    <style:style style:name="WW_CharLFO21LVL6" style:family="text">
      <style:text-properties style:font-name="Wingdings" fo:font-size="10pt" style:font-size-asian="10pt"/>
    </style:style>
    <style:style style:name="WW_CharLFO21LVL7" style:family="text">
      <style:text-properties style:font-name="Wingdings" fo:font-size="10pt" style:font-size-asian="10pt"/>
    </style:style>
    <style:style style:name="WW_CharLFO21LVL8" style:family="text">
      <style:text-properties style:font-name="Wingdings" fo:font-size="10pt" style:font-size-asian="10pt"/>
    </style:style>
    <style:style style:name="WW_CharLFO21LVL9" style:family="text">
      <style:text-properties style:font-name="Wingdings" fo:font-size="10pt" style:font-size-asian="10pt"/>
    </style:style>
    <style:style style:name="WW_CharLFO22LVL1" style:family="text">
      <style:text-properties style:font-name="Symbol" fo:font-size="10pt" style:font-size-asian="10pt"/>
    </style:style>
    <style:style style:name="WW_CharLFO22LVL2" style:family="text">
      <style:text-properties style:font-name="Courier New" fo:font-size="10pt" style:font-size-asian="10pt"/>
    </style:style>
    <style:style style:name="WW_CharLFO22LVL3" style:family="text">
      <style:text-properties style:font-name="Wingdings" fo:font-size="10pt" style:font-size-asian="10pt"/>
    </style:style>
    <style:style style:name="WW_CharLFO22LVL4" style:family="text">
      <style:text-properties style:font-name="Wingdings" fo:font-size="10pt" style:font-size-asian="10pt"/>
    </style:style>
    <style:style style:name="WW_CharLFO22LVL5" style:family="text">
      <style:text-properties style:font-name="Wingdings" fo:font-size="10pt" style:font-size-asian="10pt"/>
    </style:style>
    <style:style style:name="WW_CharLFO22LVL6" style:family="text">
      <style:text-properties style:font-name="Wingdings" fo:font-size="10pt" style:font-size-asian="10pt"/>
    </style:style>
    <style:style style:name="WW_CharLFO22LVL7" style:family="text">
      <style:text-properties style:font-name="Wingdings" fo:font-size="10pt" style:font-size-asian="10pt"/>
    </style:style>
    <style:style style:name="WW_CharLFO22LVL8" style:family="text">
      <style:text-properties style:font-name="Wingdings" fo:font-size="10pt" style:font-size-asian="10pt"/>
    </style:style>
    <style:style style:name="WW_CharLFO22LVL9" style:family="text">
      <style:text-properties style:font-name="Wingdings" fo:font-size="10pt" style:font-size-asian="10pt"/>
    </style:style>
    <style:style style:name="WW_CharLFO23LVL1" style:family="text">
      <style:text-properties style:font-name="Symbol" fo:font-size="10pt" style:font-size-asian="10pt"/>
    </style:style>
    <style:style style:name="WW_CharLFO23LVL2" style:family="text">
      <style:text-properties style:font-name="Courier New" fo:font-size="10pt" style:font-size-asian="10pt"/>
    </style:style>
    <style:style style:name="WW_CharLFO23LVL3" style:family="text">
      <style:text-properties style:font-name="Wingdings" fo:font-size="10pt" style:font-size-asian="10pt"/>
    </style:style>
    <style:style style:name="WW_CharLFO23LVL4" style:family="text">
      <style:text-properties style:font-name="Wingdings" fo:font-size="10pt" style:font-size-asian="10pt"/>
    </style:style>
    <style:style style:name="WW_CharLFO23LVL5" style:family="text">
      <style:text-properties style:font-name="Wingdings" fo:font-size="10pt" style:font-size-asian="10pt"/>
    </style:style>
    <style:style style:name="WW_CharLFO23LVL6" style:family="text">
      <style:text-properties style:font-name="Wingdings" fo:font-size="10pt" style:font-size-asian="10pt"/>
    </style:style>
    <style:style style:name="WW_CharLFO23LVL7" style:family="text">
      <style:text-properties style:font-name="Wingdings" fo:font-size="10pt" style:font-size-asian="10pt"/>
    </style:style>
    <style:style style:name="WW_CharLFO23LVL8" style:family="text">
      <style:text-properties style:font-name="Wingdings" fo:font-size="10pt" style:font-size-asian="10pt"/>
    </style:style>
    <style:style style:name="WW_CharLFO23LVL9" style:family="text">
      <style:text-properties style:font-name="Wingdings" fo:font-size="10pt" style:font-size-asian="10pt"/>
    </style:style>
    <style:style style:name="WW_CharLFO24LVL1" style:family="text">
      <style:text-properties style:font-name="Symbol" fo:font-size="10pt" style:font-size-asian="10pt"/>
    </style:style>
    <style:style style:name="WW_CharLFO24LVL2" style:family="text">
      <style:text-properties style:font-name="Courier New" fo:font-size="10pt" style:font-size-asian="10pt"/>
    </style:style>
    <style:style style:name="WW_CharLFO24LVL3" style:family="text">
      <style:text-properties style:font-name="Wingdings" fo:font-size="10pt" style:font-size-asian="10pt"/>
    </style:style>
    <style:style style:name="WW_CharLFO24LVL4" style:family="text">
      <style:text-properties style:font-name="Wingdings" fo:font-size="10pt" style:font-size-asian="10pt"/>
    </style:style>
    <style:style style:name="WW_CharLFO24LVL5" style:family="text">
      <style:text-properties style:font-name="Wingdings" fo:font-size="10pt" style:font-size-asian="10pt"/>
    </style:style>
    <style:style style:name="WW_CharLFO24LVL6" style:family="text">
      <style:text-properties style:font-name="Wingdings" fo:font-size="10pt" style:font-size-asian="10pt"/>
    </style:style>
    <style:style style:name="WW_CharLFO24LVL7" style:family="text">
      <style:text-properties style:font-name="Wingdings" fo:font-size="10pt" style:font-size-asian="10pt"/>
    </style:style>
    <style:style style:name="WW_CharLFO24LVL8" style:family="text">
      <style:text-properties style:font-name="Wingdings" fo:font-size="10pt" style:font-size-asian="10pt"/>
    </style:style>
    <style:style style:name="WW_CharLFO24LVL9" style:family="text">
      <style:text-properties style:font-name="Wingdings" fo:font-size="10pt" style:font-size-asian="10pt"/>
    </style:style>
    <style:style style:name="WW_CharLFO25LVL1" style:family="text">
      <style:text-properties style:font-name="Symbol" fo:font-size="10pt" style:font-size-asian="10pt"/>
    </style:style>
    <style:style style:name="WW_CharLFO25LVL2" style:family="text">
      <style:text-properties style:font-name="Courier New" fo:font-size="10pt" style:font-size-asian="10pt"/>
    </style:style>
    <style:style style:name="WW_CharLFO25LVL3" style:family="text">
      <style:text-properties style:font-name="Wingdings" fo:font-size="10pt" style:font-size-asian="10pt"/>
    </style:style>
    <style:style style:name="WW_CharLFO25LVL4" style:family="text">
      <style:text-properties style:font-name="Wingdings" fo:font-size="10pt" style:font-size-asian="10pt"/>
    </style:style>
    <style:style style:name="WW_CharLFO25LVL5" style:family="text">
      <style:text-properties style:font-name="Wingdings" fo:font-size="10pt" style:font-size-asian="10pt"/>
    </style:style>
    <style:style style:name="WW_CharLFO25LVL6" style:family="text">
      <style:text-properties style:font-name="Wingdings" fo:font-size="10pt" style:font-size-asian="10pt"/>
    </style:style>
    <style:style style:name="WW_CharLFO25LVL7" style:family="text">
      <style:text-properties style:font-name="Wingdings" fo:font-size="10pt" style:font-size-asian="10pt"/>
    </style:style>
    <style:style style:name="WW_CharLFO25LVL8" style:family="text">
      <style:text-properties style:font-name="Wingdings" fo:font-size="10pt" style:font-size-asian="10pt"/>
    </style:style>
    <style:style style:name="WW_CharLFO25LVL9" style:family="text">
      <style:text-properties style:font-name="Wingdings" fo:font-size="10pt" style:font-size-asian="10pt"/>
    </style:style>
    <style:style style:name="WW_CharLFO26LVL1" style:family="text">
      <style:text-properties style:font-name="Symbol" fo:font-size="10pt" style:font-size-asian="10pt"/>
    </style:style>
    <style:style style:name="WW_CharLFO26LVL2" style:family="text">
      <style:text-properties style:font-name="Courier New" fo:font-size="10pt" style:font-size-asian="10pt"/>
    </style:style>
    <style:style style:name="WW_CharLFO26LVL3" style:family="text">
      <style:text-properties style:font-name="Wingdings" fo:font-size="10pt" style:font-size-asian="10pt"/>
    </style:style>
    <style:style style:name="WW_CharLFO26LVL4" style:family="text">
      <style:text-properties style:font-name="Wingdings" fo:font-size="10pt" style:font-size-asian="10pt"/>
    </style:style>
    <style:style style:name="WW_CharLFO26LVL5" style:family="text">
      <style:text-properties style:font-name="Wingdings" fo:font-size="10pt" style:font-size-asian="10pt"/>
    </style:style>
    <style:style style:name="WW_CharLFO26LVL6" style:family="text">
      <style:text-properties style:font-name="Wingdings" fo:font-size="10pt" style:font-size-asian="10pt"/>
    </style:style>
    <style:style style:name="WW_CharLFO26LVL7" style:family="text">
      <style:text-properties style:font-name="Wingdings" fo:font-size="10pt" style:font-size-asian="10pt"/>
    </style:style>
    <style:style style:name="WW_CharLFO26LVL8" style:family="text">
      <style:text-properties style:font-name="Wingdings" fo:font-size="10pt" style:font-size-asian="10pt"/>
    </style:style>
    <style:style style:name="WW_CharLFO26LVL9" style:family="text">
      <style:text-properties style:font-name="Wingdings" fo:font-size="10pt" style:font-size-asian="10pt"/>
    </style:style>
    <style:style style:name="WW_CharLFO27LVL1" style:family="text">
      <style:text-properties style:font-name="Symbol" fo:font-size="10pt" style:font-size-asian="10pt"/>
    </style:style>
    <style:style style:name="WW_CharLFO27LVL2" style:family="text">
      <style:text-properties style:font-name="Courier New" fo:font-size="10pt" style:font-size-asian="10pt"/>
    </style:style>
    <style:style style:name="WW_CharLFO27LVL3" style:family="text">
      <style:text-properties style:font-name="Wingdings" fo:font-size="10pt" style:font-size-asian="10pt"/>
    </style:style>
    <style:style style:name="WW_CharLFO27LVL4" style:family="text">
      <style:text-properties style:font-name="Wingdings" fo:font-size="10pt" style:font-size-asian="10pt"/>
    </style:style>
    <style:style style:name="WW_CharLFO27LVL5" style:family="text">
      <style:text-properties style:font-name="Wingdings" fo:font-size="10pt" style:font-size-asian="10pt"/>
    </style:style>
    <style:style style:name="WW_CharLFO27LVL6" style:family="text">
      <style:text-properties style:font-name="Wingdings" fo:font-size="10pt" style:font-size-asian="10pt"/>
    </style:style>
    <style:style style:name="WW_CharLFO27LVL7" style:family="text">
      <style:text-properties style:font-name="Wingdings" fo:font-size="10pt" style:font-size-asian="10pt"/>
    </style:style>
    <style:style style:name="WW_CharLFO27LVL8" style:family="text">
      <style:text-properties style:font-name="Wingdings" fo:font-size="10pt" style:font-size-asian="10pt"/>
    </style:style>
    <style:style style:name="WW_CharLFO27LVL9" style:family="text">
      <style:text-properties style:font-name="Wingdings" fo:font-size="10pt" style:font-size-asian="10pt"/>
    </style:style>
    <style:style style:name="WW_CharLFO28LVL1" style:family="text">
      <style:text-properties style:font-name="Symbol" fo:font-size="10pt" style:font-size-asian="10pt"/>
    </style:style>
    <style:style style:name="WW_CharLFO28LVL2" style:family="text">
      <style:text-properties style:font-name="Courier New" fo:font-size="10pt" style:font-size-asian="10pt"/>
    </style:style>
    <style:style style:name="WW_CharLFO28LVL3" style:family="text">
      <style:text-properties style:font-name="Wingdings" fo:font-size="10pt" style:font-size-asian="10pt"/>
    </style:style>
    <style:style style:name="WW_CharLFO28LVL4" style:family="text">
      <style:text-properties style:font-name="Wingdings" fo:font-size="10pt" style:font-size-asian="10pt"/>
    </style:style>
    <style:style style:name="WW_CharLFO28LVL5" style:family="text">
      <style:text-properties style:font-name="Wingdings" fo:font-size="10pt" style:font-size-asian="10pt"/>
    </style:style>
    <style:style style:name="WW_CharLFO28LVL6" style:family="text">
      <style:text-properties style:font-name="Wingdings" fo:font-size="10pt" style:font-size-asian="10pt"/>
    </style:style>
    <style:style style:name="WW_CharLFO28LVL7" style:family="text">
      <style:text-properties style:font-name="Wingdings" fo:font-size="10pt" style:font-size-asian="10pt"/>
    </style:style>
    <style:style style:name="WW_CharLFO28LVL8" style:family="text">
      <style:text-properties style:font-name="Wingdings" fo:font-size="10pt" style:font-size-asian="10pt"/>
    </style:style>
    <style:style style:name="WW_CharLFO28LVL9" style:family="text">
      <style:text-properties style:font-name="Wingdings" fo:font-size="10pt" style:font-size-asian="10pt"/>
    </style:style>
    <style:style style:name="WW_CharLFO29LVL1" style:family="text">
      <style:text-properties style:font-name="Symbol" fo:font-size="10pt" style:font-size-asian="10pt"/>
    </style:style>
    <style:style style:name="WW_CharLFO29LVL2" style:family="text">
      <style:text-properties style:font-name="Courier New" fo:font-size="10pt" style:font-size-asian="10pt"/>
    </style:style>
    <style:style style:name="WW_CharLFO29LVL3" style:family="text">
      <style:text-properties style:font-name="Wingdings" fo:font-size="10pt" style:font-size-asian="10pt"/>
    </style:style>
    <style:style style:name="WW_CharLFO29LVL4" style:family="text">
      <style:text-properties style:font-name="Wingdings" fo:font-size="10pt" style:font-size-asian="10pt"/>
    </style:style>
    <style:style style:name="WW_CharLFO29LVL5" style:family="text">
      <style:text-properties style:font-name="Wingdings" fo:font-size="10pt" style:font-size-asian="10pt"/>
    </style:style>
    <style:style style:name="WW_CharLFO29LVL6" style:family="text">
      <style:text-properties style:font-name="Wingdings" fo:font-size="10pt" style:font-size-asian="10pt"/>
    </style:style>
    <style:style style:name="WW_CharLFO29LVL7" style:family="text">
      <style:text-properties style:font-name="Wingdings" fo:font-size="10pt" style:font-size-asian="10pt"/>
    </style:style>
    <style:style style:name="WW_CharLFO29LVL8" style:family="text">
      <style:text-properties style:font-name="Wingdings" fo:font-size="10pt" style:font-size-asian="10pt"/>
    </style:style>
    <style:style style:name="WW_CharLFO29LVL9" style:family="text">
      <style:text-properties style:font-name="Wingdings" fo:font-size="10pt" style:font-size-asian="10pt"/>
    </style:style>
    <style:style style:name="WW_CharLFO30LVL1" style:family="text">
      <style:text-properties style:font-name="Symbol" fo:font-size="10pt" style:font-size-asian="10pt"/>
    </style:style>
    <style:style style:name="WW_CharLFO30LVL2" style:family="text">
      <style:text-properties style:font-name="Courier New" fo:font-size="10pt" style:font-size-asian="10pt"/>
    </style:style>
    <style:style style:name="WW_CharLFO30LVL3" style:family="text">
      <style:text-properties style:font-name="Wingdings" fo:font-size="10pt" style:font-size-asian="10pt"/>
    </style:style>
    <style:style style:name="WW_CharLFO30LVL4" style:family="text">
      <style:text-properties style:font-name="Wingdings" fo:font-size="10pt" style:font-size-asian="10pt"/>
    </style:style>
    <style:style style:name="WW_CharLFO30LVL5" style:family="text">
      <style:text-properties style:font-name="Wingdings" fo:font-size="10pt" style:font-size-asian="10pt"/>
    </style:style>
    <style:style style:name="WW_CharLFO30LVL6" style:family="text">
      <style:text-properties style:font-name="Wingdings" fo:font-size="10pt" style:font-size-asian="10pt"/>
    </style:style>
    <style:style style:name="WW_CharLFO30LVL7" style:family="text">
      <style:text-properties style:font-name="Wingdings" fo:font-size="10pt" style:font-size-asian="10pt"/>
    </style:style>
    <style:style style:name="WW_CharLFO30LVL8" style:family="text">
      <style:text-properties style:font-name="Wingdings" fo:font-size="10pt" style:font-size-asian="10pt"/>
    </style:style>
    <style:style style:name="WW_CharLFO30LVL9" style:family="text">
      <style:text-properties style:font-name="Wingdings" fo:font-size="10pt" style:font-size-asian="10pt"/>
    </style:style>
    <style:style style:name="WW_CharLFO31LVL1" style:family="text">
      <style:text-properties style:font-name="Symbol" fo:font-size="10pt" style:font-size-asian="10pt"/>
    </style:style>
    <style:style style:name="WW_CharLFO31LVL2" style:family="text">
      <style:text-properties style:font-name="Courier New" fo:font-size="10pt" style:font-size-asian="10pt"/>
    </style:style>
    <style:style style:name="WW_CharLFO31LVL3" style:family="text">
      <style:text-properties style:font-name="Wingdings" fo:font-size="10pt" style:font-size-asian="10pt"/>
    </style:style>
    <style:style style:name="WW_CharLFO31LVL4" style:family="text">
      <style:text-properties style:font-name="Wingdings" fo:font-size="10pt" style:font-size-asian="10pt"/>
    </style:style>
    <style:style style:name="WW_CharLFO31LVL5" style:family="text">
      <style:text-properties style:font-name="Wingdings" fo:font-size="10pt" style:font-size-asian="10pt"/>
    </style:style>
    <style:style style:name="WW_CharLFO31LVL6" style:family="text">
      <style:text-properties style:font-name="Wingdings" fo:font-size="10pt" style:font-size-asian="10pt"/>
    </style:style>
    <style:style style:name="WW_CharLFO31LVL7" style:family="text">
      <style:text-properties style:font-name="Wingdings" fo:font-size="10pt" style:font-size-asian="10pt"/>
    </style:style>
    <style:style style:name="WW_CharLFO31LVL8" style:family="text">
      <style:text-properties style:font-name="Wingdings" fo:font-size="10pt" style:font-size-asian="10pt"/>
    </style:style>
    <style:style style:name="WW_CharLFO31LVL9" style:family="text">
      <style:text-properties style:font-name="Wingdings" fo:font-size="10pt" style:font-size-asian="10pt"/>
    </style:style>
    <style:style style:name="WW_CharLFO32LVL1" style:family="text">
      <style:text-properties style:font-name="Symbol" fo:font-size="10pt" style:font-size-asian="10pt"/>
    </style:style>
    <style:style style:name="WW_CharLFO32LVL2" style:family="text">
      <style:text-properties style:font-name="Courier New" fo:font-size="10pt" style:font-size-asian="10pt"/>
    </style:style>
    <style:style style:name="WW_CharLFO32LVL3" style:family="text">
      <style:text-properties style:font-name="Wingdings" fo:font-size="10pt" style:font-size-asian="10pt"/>
    </style:style>
    <style:style style:name="WW_CharLFO32LVL4" style:family="text">
      <style:text-properties style:font-name="Wingdings" fo:font-size="10pt" style:font-size-asian="10pt"/>
    </style:style>
    <style:style style:name="WW_CharLFO32LVL5" style:family="text">
      <style:text-properties style:font-name="Wingdings" fo:font-size="10pt" style:font-size-asian="10pt"/>
    </style:style>
    <style:style style:name="WW_CharLFO32LVL6" style:family="text">
      <style:text-properties style:font-name="Wingdings" fo:font-size="10pt" style:font-size-asian="10pt"/>
    </style:style>
    <style:style style:name="WW_CharLFO32LVL7" style:family="text">
      <style:text-properties style:font-name="Wingdings" fo:font-size="10pt" style:font-size-asian="10pt"/>
    </style:style>
    <style:style style:name="WW_CharLFO32LVL8" style:family="text">
      <style:text-properties style:font-name="Wingdings" fo:font-size="10pt" style:font-size-asian="10pt"/>
    </style:style>
    <style:style style:name="WW_CharLFO3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creator>Marko Karo</dc:creator>
    <meta:creation-date>2024-05-04T21:10:00Z</meta:creation-date>
    <dc:date>2024-05-05T23:04:00Z</dc:date>
    <meta:template xlink:href="Normal.dotm" xlink:type="simple"/>
    <meta:editing-cycles>4</meta:editing-cycles>
    <meta:editing-duration>PT2280S</meta:editing-duration>
    <meta:document-statistic meta:page-count="8" meta:paragraph-count="22" meta:word-count="1678" meta:character-count="11221" meta:row-count="79" meta:non-whitespace-character-count="9565"/>
  </office:meta>
</office:document-meta>
</file>